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1" style:family="table" style:master-page-name="MP0">
      <style:table-properties style:width="33.696cm" fo:margin-left="-1.196cm" style:page-number="auto" table:align="left"/>
    </style:style>
    <style:style style:name="Tabla1.A" style:family="table-column">
      <style:table-column-properties style:column-width="4.438cm"/>
    </style:style>
    <style:style style:name="Tabla1.B" style:family="table-column">
      <style:table-column-properties style:column-width="14.379cm"/>
    </style:style>
    <style:style style:name="Tabla1.C" style:family="table-column">
      <style:table-column-properties style:column-width="14.878cm"/>
    </style:style>
    <style:style style:name="Tabla1.A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1.B1" style:family="table-cell">
      <style:table-cell-properties fo:padding-left="0.018cm" fo:padding-right="0.018cm" fo:padding-top="0cm" fo:padding-bottom="0cm" fo:border="none" style:writing-mode="lr-tb"/>
    </style:style>
    <style:style style:name="Tabla1.A2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fo:padding="0.097cm" fo:border="0.5pt solid #000000" style:writing-mode="lr-tb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a1.7" style:family="table-row">
      <style:table-row-properties style:min-row-height="0.515cm" style:use-optimal-row-height="false"/>
    </style:style>
    <style:style style:name="Tabla1.13" style:family="table-row">
      <style:table-row-properties style:min-row-height="0.718cm" style:use-optimal-row-height="false"/>
    </style:style>
    <style:style style:name="Tabla2" style:family="table">
      <style:table-properties style:width="18.817cm" fo:margin-left="-1.196cm" table:align="left"/>
    </style:style>
    <style:style style:name="Tabla2.A" style:family="table-column">
      <style:table-column-properties style:column-width="3.939cm"/>
    </style:style>
    <style:style style:name="Tabla2.B" style:family="table-column">
      <style:table-column-properties style:column-width="14.878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fo:padding="0.097cm" fo:border="0.5pt solid #000000" style:writing-mode="lr-tb"/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515cm" style:use-optimal-row-height="false"/>
    </style:style>
    <style:style style:name="P1" style:family="paragraph" style:parent-style-name="Preformatted_20_Text">
      <style:paragraph-properties fo:text-align="end" style:justify-single-word="false" fo:break-before="page"/>
      <style:text-properties fo:color="#000000" style:font-name="Candara" fo:font-weight="bold" style:font-weight-asian="bold" style:font-weight-complex="bold"/>
    </style:style>
    <style:style style:name="P2" style:family="paragraph" style:parent-style-name="Preformatted_20_Text">
      <style:text-properties fo:color="#000000" style:font-name="Candara"/>
    </style:style>
    <style:style style:name="P3" style:family="paragraph" style:parent-style-name="Preformatted_20_Text">
      <style:text-properties fo:color="#000000" style:font-name="Candara" fo:font-weight="bold" style:font-weight-asian="bold" style:font-weight-complex="bold"/>
    </style:style>
    <style:style style:name="P4" style:family="paragraph" style:parent-style-name="Preformatted_20_Text">
      <style:paragraph-properties fo:text-align="end" style:justify-single-word="false"/>
      <style:text-properties fo:color="#000000" style:font-name="Candara" fo:font-weight="bold" style:font-weight-asian="bold" style:font-weight-complex="bold"/>
    </style:style>
    <style:style style:name="P5" style:family="paragraph" style:parent-style-name="Preformatted_20_Text">
      <style:text-properties fo:color="#000000" style:font-name="Candara" fo:language="en" fo:country="US"/>
    </style:style>
    <style:style style:name="P6" style:family="paragraph" style:parent-style-name="Preformatted_20_Text">
      <style:paragraph-properties>
        <style:tab-stops>
          <style:tab-stop style:position="3.745cm" style:type="right"/>
        </style:tab-stops>
      </style:paragraph-properties>
      <style:text-properties fo:color="#000000" style:font-name="Candara" fo:language="en" fo:country="US"/>
    </style:style>
    <style:style style:name="P7" style:family="paragraph" style:parent-style-name="Preformatted_20_Text">
      <style:text-properties fo:color="#4472c4" style:font-name="Candara" fo:font-weight="bold" style:font-weight-asian="bold" style:font-weight-complex="bold"/>
    </style:style>
    <style:style style:name="P8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/>
    </style:style>
    <style:style style:name="P9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 fo:font-style="italic" style:font-style-asian="italic" style:font-style-complex="italic"/>
    </style:style>
    <style:style style:name="P10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/>
    </style:style>
    <style:style style:name="P11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fo:language="en" fo:country="US"/>
    </style:style>
    <style:style style:name="P12" style:family="paragraph" style:parent-style-name="HTML_20_con_20_formato_20_previo">
      <loext:graphic-properties draw:fill="solid" draw:fill-color="#ffffff" draw:opacity="100%"/>
      <style:paragraph-properties fo:background-color="#ffffff"/>
    </style:style>
    <style:style style:name="P13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4" style:family="paragraph" style:parent-style-name="Preformatted_20_Text">
      <style:paragraph-properties fo:margin-left="0cm" fo:margin-right="-0.4cm" fo:text-indent="0cm" style:auto-text-indent="false"/>
      <style:text-properties fo:color="#000000" style:font-name="Candara" fo:language="en" fo:country="US"/>
    </style:style>
    <style:style style:name="P15" style:family="paragraph" style:parent-style-name="Table_20_Contents">
      <style:text-properties fo:color="#000000" style:font-name="Candara" fo:font-size="10pt" fo:language="en" fo:country="US" style:font-size-asian="10pt" style:font-name-complex="Liberation Mono" style:font-size-complex="10pt"/>
    </style:style>
    <style:style style:name="P16" style:family="paragraph" style:parent-style-name="Standard">
      <style:text-properties fo:color="#000000" style:font-name="Candara" fo:font-size="10pt" fo:language="en" fo:country="US" style:font-size-asian="10pt" style:font-size-complex="10pt"/>
    </style:style>
    <style:style style:name="P17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 officeooo:paragraph-rsid="000873eb"/>
    </style:style>
    <style:style style:name="P18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 officeooo:rsid="000873eb" officeooo:paragraph-rsid="000873eb"/>
    </style:style>
    <style:style style:name="P19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/>
    </style:style>
    <style:style style:name="P20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 officeooo:rsid="000a9ad5" officeooo:paragraph-rsid="000a9ad5"/>
    </style:style>
    <style:style style:name="P21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 officeooo:rsid="000c2cbb" officeooo:paragraph-rsid="000c2cbb"/>
    </style:style>
    <style:style style:name="P22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fo:language="en" fo:country="US" officeooo:rsid="000d092b" officeooo:paragraph-rsid="000d092b"/>
    </style:style>
    <style:style style:name="P23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/>
    </style:style>
    <style:style style:name="P24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officeooo:rsid="000e676e" officeooo:paragraph-rsid="000e676e"/>
    </style:style>
    <style:style style:name="P25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fo:color="#000000" style:font-name="Candara" officeooo:rsid="000fb04e" officeooo:paragraph-rsid="000fb04e"/>
    </style:style>
    <style:style style:name="P26" style:family="paragraph" style:parent-style-name="HTML_20_con_20_formato_20_previo">
      <loext:graphic-properties draw:fill="solid" draw:fill-color="#ffffff" draw:opacity="100%"/>
      <style:paragraph-properties fo:background-color="#ffffff"/>
    </style:style>
    <style:style style:name="P27" style:family="paragraph" style:parent-style-name="HTML_20_con_20_formato_20_previo">
      <loext:graphic-properties draw:fill="solid" draw:fill-color="#ffffff" draw:opacity="100%"/>
      <style:paragraph-properties fo:background-color="#ffffff"/>
      <style:text-properties officeooo:paragraph-rsid="000c8f68"/>
    </style:style>
    <style:style style:name="P28" style:family="paragraph" style:parent-style-name="Preformatted_20_Text">
      <style:text-properties fo:color="#000000" style:font-name="Candara" fo:language="en" fo:country="US"/>
    </style:style>
    <style:style style:name="P29" style:family="paragraph" style:parent-style-name="Preformatted_20_Text" style:list-style-name="L1">
      <style:text-properties fo:color="#000000" style:font-name="Candara" fo:language="en" fo:country="US"/>
    </style:style>
    <style:style style:name="P30" style:family="paragraph" style:parent-style-name="Preformatted_20_Text">
      <style:text-properties fo:color="#000000" style:font-name="Candara" fo:language="en" fo:country="US" officeooo:rsid="00092f96" officeooo:paragraph-rsid="00092f96"/>
    </style:style>
    <style:style style:name="P31" style:family="paragraph" style:parent-style-name="Preformatted_20_Text">
      <style:text-properties fo:color="#000000" style:font-name="Candara" fo:language="en" fo:country="US" officeooo:rsid="00097c38" officeooo:paragraph-rsid="00097c38"/>
    </style:style>
    <style:style style:name="P3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ndara" officeooo:paragraph-rsid="000fd52b"/>
    </style:style>
    <style:style style:name="T1" style:family="text">
      <style:text-properties fo:color="#000000" style:font-name="Candara"/>
    </style:style>
    <style:style style:name="T2" style:family="text">
      <style:text-properties fo:color="#000000" style:font-name="Candara" fo:language="en" fo:country="US"/>
    </style:style>
    <style:style style:name="T3" style:family="text">
      <style:text-properties fo:color="#000000" style:font-name="Candara" fo:language="en" fo:country="US" style:font-style-complex="italic"/>
    </style:style>
    <style:style style:name="T4" style:family="text">
      <style:text-properties fo:color="#000000" style:font-name="Candara" fo:language="en" fo:country="US" officeooo:rsid="000c8f68" style:font-style-complex="italic"/>
    </style:style>
    <style:style style:name="T5" style:family="text">
      <style:text-properties fo:color="#000000" style:font-name="Candara" fo:language="en" fo:country="US" fo:font-weight="bold" style:font-weight-asian="bold" style:font-weight-complex="bold"/>
    </style:style>
    <style:style style:name="T6" style:family="text">
      <style:text-properties fo:color="#000000" style:font-name="Candara" fo:language="en" fo:country="US" fo:font-style="italic" style:font-style-asian="italic" style:font-style-complex="italic"/>
    </style:style>
    <style:style style:name="T7" style:family="text">
      <style:text-properties fo:color="#000000" style:font-name="Candara"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660e7a" style:font-name="Candara"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873eb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cb595"/>
    </style:style>
    <style:style style:name="T12" style:family="text">
      <style:text-properties officeooo:rsid="000e676e"/>
    </style:style>
    <style:style style:name="T1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80808" style:font-name="JetBrains Mono" fo:font-size="10pt" fo:font-style="normal" fo:font-weight="normal" officeooo:rsid="000fd52b" style:font-size-asian="10pt" style:font-style-asian="normal" style:font-weight-asian="normal"/>
    </style:style>
    <style:style style:name="T15" style:family="text">
      <style:text-properties fo:font-size="10pt" fo:font-style="normal" fo:font-weight="normal" officeooo:rsid="000fd52b" style:font-size-asian="10pt" style:font-style-asian="normal" style:font-weight-asian="normal"/>
    </style:style>
    <style:style style:name="T16" style:family="text">
      <style:text-properties officeooo:rsid="0010baa5"/>
    </style:style>
    <style:style style:name="T17" style:family="text">
      <style:text-properties officeooo:rsid="0011eb6f"/>
    </style:style>
    <style:style style:name="T18" style:family="text">
      <style:text-properties officeooo:rsid="001259b6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ndara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ANDROID STUDIO (JAVA)</text:p>
          </table:table-cell>
          <table:table-cell table:style-name="Tabla1.B1" office:value-type="string">
            <text:p text:style-name="P4"/>
          </table:table-cell>
          <table:table-cell table:style-name="Tabla1.B1" office:value-type="string">
            <text:p text:style-name="P4"/>
          </table:table-cell>
        </table:table-row>
        <table:table-row>
          <table:table-cell table:style-name="Tabla1.A2" office:value-type="string">
            <text:p text:style-name="P3">ejercicio</text:p>
          </table:table-cell>
          <table:table-cell table:style-name="Tabla1.B2" office:value-type="string">
            <text:p text:style-name="P3">tema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reformatted_20_Text"><text:span text:style-name="Fuente_20_de_20_párrafo_20_predeter."><text:span text:style-name="T1">/u2/</text:span></text:span><text:span text:style-name="Fuente_20_de_20_párrafo_20_predeter."><text:span text:style-name="T2">…/</text:span></text:span><text:span text:style-name="Fuente_20_de_20_párrafo_20_predeter."><text:span text:style-name="T1">rittz</text:span></text:span></text:p>
            <text:p text:style-name="P2">/PROPINATOR/</text:p>
          </table:table-cell>
          <table:table-cell table:style-name="Tabla1.B3" office:value-type="string">
            <text:p text:style-name="P5">Numeric Button handler(:45)</text:p>
            <text:p text:style-name="P5">isChecked , radio buttons triple check (:90)</text:p>
            <text:list xml:id="list2496629634" text:style-name="L1">
              <text:list-item>
                <text:p text:style-name="P29">- - </text:p>
              </text:list-item>
            </text:list>
            <text:p text:style-name="P5">radioButton structure (XML :163)</text:p>
            <text:p text:style-name="P30">String.format (:98)</text:p>
            <text:p text:style-name="P31">reset button / boton borrar (D) (:78)</text:p>
          </table:table-cell>
          <table:table-cell table:style-name="Tabla1.B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>/u2/…/rittz</text:p>
            <text:p text:style-name="P5">/ROCKPAPERSCISSORS/</text:p>
          </table:table-cell>
          <table:table-cell table:style-name="Tabla1.B3" office:value-type="string">
            <text:p text:style-name="P8">trigger Restart Actions disparador de reseteo (:66)</text:p>
            <text:p text:style-name="P8">alert confirm alert dialog builder (:79) </text:p>
            <text:p text:style-name="P8">enum (:26)</text:p>
            <text:p text:style-name="P20">error “may have not been initialized” Solución → (:31)</text:p>
            <text:p text:style-name="P8">handler manejador ( rockPaperScissorsHandler Piedra papel (:127)</text:p>
            <text:p text:style-name="P12"><text:span text:style-name="Fuente_20_de_20_párrafo_20_predeter."><text:span text:style-name="T3">assigning Selection by user selección usuario Selection (:157)</text:span></text:span></text:p>
            <text:p text:style-name="P27"><text:span text:style-name="Fuente_20_de_20_párrafo_20_predeter."><text:span text:style-name="T4">setImageResource(R.drawable.x) (:124)</text:span></text:span></text:p>
          </table:table-cell>
          <table:table-cell table:style-name="Tabla1.B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5">/u2/…/rittz</text:p>
            <text:p text:style-name="Preformatted_20_Text"><text:span text:style-name="Fuente_20_de_20_párrafo_20_predeter."><text:span text:style-name="T2">/CITAS/</text:span></text:span></text:p>
          </table:table-cell>
          <table:table-cell table:style-name="Tabla1.B3" office:value-type="string">
            <text:p text:style-name="P17">Calendar calendario instance (:53)</text:p>
            <text:p text:style-name="P17"><text:span text:style-name="T9">LocalTime, LocalDate, LocalDateTime</text:span> <text:span text:style-name="T9">(:130)</text:span></text:p>
            <text:p text:style-name="P18">regex (:147)</text:p>
            <text:p text:style-name="P8">date picker datePicker fecha (:63) </text:p>
            <text:p text:style-name="P8">onDateSet date set (:68) </text:p>
            <text:p text:style-name="P12"><text:span text:style-name="T2">timePickerDialog time picker dialog (:99)<text:line-break/>alert dialog builder alerta (:137)</text:span></text:p>
          </table:table-cell>
          <table:table-cell table:style-name="Tabla1.B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5">/u2/…/rittz</text:p>
            <text:p text:style-name="P5">/NAME COLORS/</text:p>
          </table:table-cell>
          <table:table-cell table:style-name="Tabla1.B3" office:value-type="string">
            <text:p text:style-name="P10">setOnSeekBarChangeListener(:77)</text:p>
            <text:p text:style-name="P10">onProgressChanged (:79)</text:p>
            <text:p text:style-name="P10">onStartTrackingTouch seekbar(:72)</text:p>
          </table:table-cell>
          <table:table-cell table:style-name="Tabla1.B1" office:value-type="string">
            <text:p text:style-name="P10"/>
          </table:table-cell>
        </table:table-row>
        <table:table-row table:style-name="Tabla1.7">
          <table:table-cell table:style-name="Tabla1.A1" office:value-type="string">
            <text:p text:style-name="P5">/u<text:span text:style-name="T11">3</text:span>/…/rittz</text:p>
            <text:p text:style-name="Preformatted_20_Text"><text:span text:style-name="Fuente_20_de_20_párrafo_20_predeter."><text:span text:style-name="T2">/FIBONACCI LAUNCHER/</text:span></text:span></text:p>
          </table:table-cell>
          <table:table-cell table:style-name="Tabla1.B3" office:value-type="string">
            <text:p text:style-name="P8">ActivityResultLauncher laucher (:36)</text:p>
            <text:p text:style-name="P14">Intent.getStringExtra (ACTIVITY2 :23)</text:p>
            <text:p text:style-name="P14">putExtra(ACTIVITY_2 :39)</text:p>
          </table:table-cell>
          <table:table-cell table:style-name="Tabla1.B1" office:value-type="string">
            <text:p text:style-name="P14"/>
          </table:table-cell>
        </table:table-row>
        <table:table-row table:style-name="Tabla1.7">
          <table:table-cell table:style-name="Tabla1.A1" office:value-type="string">
            <text:p text:style-name="P5">/u<text:span text:style-name="T11">3</text:span>/…/rittz</text:p>
            <text:p text:style-name="Preformatted_20_Text"><text:span text:style-name="Fuente_20_de_20_párrafo_20_predeter."><text:span text:style-name="T2">/ICE CREAM/</text:span></text:span></text:p>
          </table:table-cell>
          <table:table-cell table:style-name="Tabla1.B3" office:value-type="string">
            <text:p text:style-name="P8">Spinner</text:p>
            <text:p text:style-name="P22">startActivity() (:58)</text:p>
            <text:p text:style-name="P8">Container containersList (:30)<text:line-break/>ArrayAdapter&lt;Container&gt; (:35)</text:p>
            <text:p text:style-name="P12"><text:span text:style-name="Fuente_20_de_20_párrafo_20_predeter."><text:span text:style-name="T2">crear </text:span></text:span><text:span text:style-name="Fuente_20_de_20_párrafo_20_predeter."><text:span text:style-name="T5">spinnerContainer (:29)</text:span></text:span></text:p>
          </table:table-cell>
          <table:table-cell table:style-name="Tabla1.B1" office:value-type="string">
            <text:p text:style-name="P13"/>
          </table:table-cell>
        </table:table-row>
        <table:table-row table:style-name="Tabla1.7">
          <table:table-cell table:style-name="Tabla1.A1" office:value-type="string">
            <text:p text:style-name="P5">/u3/…/rittz</text:p>
            <text:p text:style-name="P5">/IMPLICIT INTENTS/</text:p>
          </table:table-cell>
          <table:table-cell table:style-name="Tabla1.B3" office:value-type="string">
            <text:p text:style-name="P8">Implicit intents .setData (:43)</text:p>
            <text:p text:style-name="P8">ACTION_DIAL , DIAL_OUT (:34)</text:p>
            <text:p text:style-name="P14"/>
          </table:table-cell>
          <table:table-cell table:style-name="Tabla1.B1" office:value-type="string">
            <text:p text:style-name="P14"/>
          </table:table-cell>
        </table:table-row>
        <table:table-row table:style-name="Tabla1.7">
          <table:table-cell table:style-name="Tabla1.A1" office:value-type="string">
            <text:p text:style-name="P5">/u3/…/rittz</text:p>
            <text:p text:style-name="P5">/LETTER ANALYSIS/</text:p>
          </table:table-cell>
          <table:table-cell table:style-name="Tabla1.B3" office:value-type="string">
            <text:p text:style-name="P10">ActivityResultLauncher (:33)</text:p>
            <text:p text:style-name="P24">map, LinkedHashMap (Activity2 :33)</text:p>
            <text:p text:style-name="P25">Comparator (<text:span text:style-name="T12">Activity2 </text:span>:58)</text:p>
            <text:p text:style-name="P10"/>
            <text:p text:style-name="P14"/>
          </table:table-cell>
          <table:table-cell table:style-name="Tabla1.B1" office:value-type="string">
            <text:p text:style-name="P14"/>
          </table:table-cell>
        </table:table-row>
        <table:table-row table:style-name="Tabla1.7">
          <table:table-cell table:style-name="Tabla1.A1" office:value-type="string">
            <text:p text:style-name="P5">/u3/…/rittz</text:p>
            <text:p text:style-name="P5">/MONSTER/</text:p>
          </table:table-cell>
          <table:table-cell table:style-name="Tabla1.B3" office:value-type="string">
            <text:p text:style-name="P10">Serializable (ACTIVITY2 :24)</text:p>
            <text:p text:style-name="P32"><text:span text:style-name="T13">getWindow().getDecorView() <text:s/></text:span><text:span text:style-name="T14">(cambiar background de layout principal)(</text:span><text:span text:style-name="T15">ACTIVITY2 :38)</text:span></text:p>
          </table:table-cell>
          <table:table-cell table:style-name="Tabla1.B1" office:value-type="string">
            <text:p text:style-name="P10"/>
          </table:table-cell>
        </table:table-row>
        <table:table-row table:style-name="Tabla1.7">
          <table:table-cell table:style-name="Tabla1.A1" office:value-type="string">
            <text:p text:style-name="P5">/u3/…/rittz</text:p>
            <text:p text:style-name="P5">/PRIME ACTIVITY RESULT LAUNCHER/</text:p>
          </table:table-cell>
          <table:table-cell table:style-name="Tabla1.B3" office:value-type="string">
            <text:p text:style-name="P10">ActivityResultLauncher (:41) <text:span text:style-name="T16">RESULT_CANCEL sin Intent</text:span></text:p>
            <text:p text:style-name="P10">getResultCode</text:p>
            <text:p text:style-name="P10"/>
          </table:table-cell>
          <table:table-cell table:style-name="Tabla1.B1" office:value-type="string">
            <text:p text:style-name="P10"/>
          </table:table-cell>
        </table:table-row>
        <table:table-row table:style-name="Tabla1.13">
          <table:table-cell table:style-name="Tabla1.A1" office:value-type="string">
            <text:p text:style-name="P5">/u3/…/rittz</text:p>
            <text:p text:style-name="P5">/SELECT CHARACTER AND WEAPON/</text:p>
          </table:table-cell>
          <table:table-cell table:style-name="Tabla1.B3" office:value-type="string">
            <text:p text:style-name="P8">ActivityResultLauncher (:54)</text:p>
            <text:p text:style-name="P8">Handler (:90)</text:p>
            <text:p text:style-name="P8">setImageResource(:120)</text:p>
            <text:p text:style-name="P8">R.drawable</text:p>
            <text:p text:style-name="P8">Handler (ACTIVITY2 :69)</text:p>
          </table:table-cell>
          <table:table-cell table:style-name="Tabla1.B1" office:value-type="string">
            <text:p text:style-name="P5"/>
          </table:table-cell>
        </table:table-row>
        <table:table-row table:style-name="Tabla1.13">
          <table:table-cell table:style-name="Tabla1.A1" office:value-type="string">
            <text:p text:style-name="P5">/u4/…/rittz</text:p>
            <text:p text:style-name="P5"><text:soft-page-break/>/PING PONG/</text:p>
          </table:table-cell>
          <table:table-cell table:style-name="Tabla1.B3" office:value-type="string">
            <text:p text:style-name="P8">(FRAGMENT PONG) = Bundle(:47) handler(:82)</text:p>
            <text:p text:style-name="P8"><text:soft-page-break/></text:p>
          </table:table-cell>
          <table:table-cell table:style-name="Tabla1.B1" office:value-type="string">
            <text:p text:style-name="P5"/>
          </table:table-cell>
        </table:table-row>
        <table:table-row table:style-name="Tabla1.13">
          <table:table-cell table:style-name="Tabla1.A1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1" office:value-type="string">
            <text:p text:style-name="P5"/>
          </table:table-cell>
        </table:table-row>
        <table:table-row table:style-name="Tabla1.13">
          <table:table-cell table:style-name="Tabla1.A1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1" office:value-type="string">
            <text:p text:style-name="P5"/>
          </table:table-cell>
        </table:table-row>
        <table:table-row table:style-name="Tabla1.13">
          <table:table-cell table:style-name="Tabla1.A1" office:value-type="string">
            <text:p text:style-name="P5"/>
          </table:table-cell>
          <table:table-cell table:style-name="Tabla1.B3" office:value-type="string">
            <text:p text:style-name="P15"/>
          </table:table-cell>
          <table:table-cell table:style-name="Tabla1.B1" office:value-type="string">
            <text:p text:style-name="P5"/>
          </table:table-cell>
        </table:table-row>
        <table:table-row table:style-name="Tabla1.13">
          <table:table-cell table:style-name="Tabla1.A1" office:value-type="string">
            <text:p text:style-name="P5"/>
          </table:table-cell>
          <table:table-cell table:style-name="Tabla1.B3" office:value-type="string">
            <text:p text:style-name="P15"/>
          </table:table-cell>
          <table:table-cell table:style-name="Tabla1.B1" office:value-type="string">
            <text:p text:style-name="P5"/>
          </table:table-cell>
        </table:table-row>
        <table:table-row table:style-name="Tabla1.13">
          <table:table-cell table:style-name="Tabla1.A1" office:value-type="string">
            <text:p text:style-name="P5"/>
          </table:table-cell>
          <table:table-cell table:style-name="Tabla1.B3" office:value-type="string">
            <text:p text:style-name="P15"/>
          </table:table-cell>
          <table:table-cell table:style-name="Tabla1.B1" office:value-type="string">
            <text:p text:style-name="P5"/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LOCALIZACIÓN</text:p>
          </table:table-cell>
          <table:table-cell table:style-name="Tabla2.B1" office:value-type="string">
            <text:p text:style-name="P7">FUNCIONES ÚTILES / COPIA PEGA </text:p>
          </table:table-cell>
        </table:table-row>
        <table:table-row>
          <table:table-cell table:style-name="Tabla2.A2" office:value-type="string">
            <text:p text:style-name="P2">/u2//rittz</text:p>
            <text:p text:style-name="P2">/CALCULATOR/</text:p>
          </table:table-cell>
          <table:table-cell table:style-name="Tabla2.B2" office:value-type="string">
            <text:p text:style-name="P5">.isChecked() (:42)</text:p>
            <text:p text:style-name="P8">.putExtra (:52)</text:p>
            <text:p text:style-name="P8">.setChecked() (:32)</text:p>
            <text:p text:style-name="P8">USO DE getString del R.string string.xml(:43)</text:p>
          </table:table-cell>
        </table:table-row>
        <table:table-row>
          <table:table-cell table:style-name="Tabla2.A2" office:value-type="string">
            <text:p text:style-name="P5">/u2/…/rittz</text:p>
            <text:p text:style-name="P5">/FIBONACCI LAUNCHER/</text:p>
          </table:table-cell>
          <table:table-cell table:style-name="Tabla2.B2" office:value-type="string">
            <text:p text:style-name="P10">getIntExtra (:41)</text:p>
            <text:p text:style-name="P10">getData (:40)</text:p>
            <text:p text:style-name="P10">toast (:47)</text:p>
          </table:table-cell>
        </table:table-row>
        <table:table-row>
          <table:table-cell table:style-name="Tabla2.A2" office:value-type="string">
            <text:p text:style-name="P5">/u2/…/rittz</text:p>
            <text:p text:style-name="P5">/ROCKPAPERSCISSORS/</text:p>
          </table:table-cell>
          <table:table-cell table:style-name="Tabla2.B2" office:value-type="string">
            <text:p text:style-name="P8">Switch (:32)</text:p>
            <text:p text:style-name="P2"/>
          </table:table-cell>
        </table:table-row>
        <table:table-row>
          <table:table-cell table:style-name="Tabla2.A2" office:value-type="string">
            <text:p text:style-name="P5">/u3/…/rittz</text:p>
            <text:p text:style-name="Preformatted_20_Text"><text:span text:style-name="Fuente_20_de_20_párrafo_20_predeter."><text:span text:style-name="T2">/LANZADOR ACTIVITY</text:span></text:span></text:p>
          </table:table-cell>
          <table:table-cell table:style-name="Tabla2.B2" office:value-type="string">
            <text:p text:style-name="P8">Cast a textview (TextView) (SECOND_ACTIVITY :20)</text:p>
            <text:p text:style-name="P12"><text:span text:style-name="Fuente_20_de_20_párrafo_20_predeter."><text:span text:style-name="T2">ButtonLaunch, Intent i = </text:span></text:span><text:span text:style-name="Fuente_20_de_20_párrafo_20_predeter."><text:span text:style-name="T5">new </text:span></text:span><text:span text:style-name="Fuente_20_de_20_párrafo_20_predeter."><text:span text:style-name="T2">Intent(etc </text:span></text:span></text:p>
            <text:p text:style-name="P12"><text:span text:style-name="Fuente_20_de_20_párrafo_20_predeter."><text:span text:style-name="T2">setMax</text:span></text:span></text:p>
          </table:table-cell>
        </table:table-row>
        <table:table-row>
          <table:table-cell table:style-name="Tabla2.A2" office:value-type="string">
            <text:p text:style-name="P5">/u3/…/rittz</text:p>
            <text:p text:style-name="P5">/LETTERANALYSIS/ </text:p>
          </table:table-cell>
          <table:table-cell table:style-name="Tabla2.B2" office:value-type="string">
            <text:p text:style-name="P8">//Activity2</text:p>
            <text:p text:style-name="P12"><text:span text:style-name="Fuente_20_de_20_párrafo_20_predeter."><text:span text:style-name="T2">Map , containsKey, </text:span></text:span><text:span text:style-name="Fuente_20_de_20_párrafo_20_predeter."><text:span text:style-name="T6">isAlphabetic, </text:span></text:span><text:span text:style-name="Fuente_20_de_20_párrafo_20_predeter."><text:span text:style-name="T2">containsKey, put, Map.Entry, compareTo, sort, getKey</text:span></text:span></text:p>
          </table:table-cell>
        </table:table-row>
        <table:table-row table:style-name="Tabla2.7">
          <table:table-cell table:style-name="Tabla2.A2" office:value-type="string">
            <text:p text:style-name="P5">/u3/…/rittz</text:p>
            <text:p text:style-name="Preformatted_20_Text"><text:span text:style-name="Fuente_20_de_20_párrafo_20_predeter."><text:span text:style-name="T2">/MONSTER/ </text:span></text:span></text:p>
          </table:table-cell>
          <table:table-cell table:style-name="Tabla2.B2" office:value-type="string">
            <text:p text:style-name="P9">//defining range of seekBar objects </text:p>
            <text:p text:style-name="P8">setMax (MAIN)</text:p>
            <text:p text:style-name="P12"><text:span text:style-name="Fuente_20_de_20_párrafo_20_predeter."><text:span text:style-name="T6">//setting random color<text:line-break/></text:span></text:span><text:span text:style-name="Fuente_20_de_20_párrafo_20_predeter."><text:span text:style-name="T5">seekBarRed</text:span></text:span><text:span text:style-name="Fuente_20_de_20_párrafo_20_predeter."><text:span text:style-name="T2">.setProgress((</text:span></text:span><text:span text:style-name="Fuente_20_de_20_párrafo_20_predeter."><text:span text:style-name="T5">int</text:span></text:span><text:span text:style-name="Fuente_20_de_20_párrafo_20_predeter."><text:span text:style-name="T2">)(Math.</text:span></text:span><text:span text:style-name="Fuente_20_de_20_párrafo_20_predeter."><text:span text:style-name="T6">random</text:span></text:span><text:span text:style-name="Fuente_20_de_20_párrafo_20_predeter."><text:span text:style-name="T2">() * </text:span></text:span><text:span text:style-name="Fuente_20_de_20_párrafo_20_predeter."><text:span text:style-name="T7">MAX_RGB_VALUE</text:span></text:span><text:span text:style-name="Fuente_20_de_20_párrafo_20_predeter."><text:span text:style-name="T2">));(MAIN)</text:span></text:span></text:p>
            <text:p text:style-name="P12"><text:span text:style-name="Fuente_20_de_20_párrafo_20_predeter."><text:span text:style-name="T2">getProgress (MAIN)</text:span></text:span></text:p>
            <text:p text:style-name="P8">---------</text:p>
            <text:p text:style-name="P8">getSerializableExtra (ACTIVITY2)</text:p>
            <text:p text:style-name="P12"><text:span text:style-name="Fuente_20_de_20_párrafo_20_predeter."><text:span text:style-name="T2">getWindow().getDecorView().setBackgroundColor(Color.</text:span></text:span><text:span text:style-name="Fuente_20_de_20_párrafo_20_predeter."><text:span text:style-name="T8">BLACK</text:span></text:span><text:span text:style-name="Fuente_20_de_20_párrafo_20_predeter."><text:span text:style-name="T2">); (ACTIVITY2 :38)</text:span></text:span></text:p>
          </table:table-cell>
        </table:table-row>
        <table:table-row>
          <table:table-cell table:style-name="Tabla2.A2" office:value-type="string">
            <text:p text:style-name="P5">/u3/…/rittz</text:p>
            <text:p text:style-name="P5">/PRIME ACTIVITY RESULT LAUNCHER/</text:p>
          </table:table-cell>
          <table:table-cell table:style-name="Tabla2.B2" office:value-type="string">
            <text:p text:style-name="P10">IsPrime() <text:span text:style-name="T17">primos</text:span></text:p>
            <text:p text:style-name="P5"/>
          </table:table-cell>
        </table:table-row>
        <table:table-row>
          <table:table-cell table:style-name="Tabla2.A2" office:value-type="string">
            <text:p text:style-name="P5">/u3/…/rittz</text:p>
            <text:p text:style-name="P5">/SELECT CHARACTER AND WEAPON/</text:p>
          </table:table-cell>
          <table:table-cell table:style-name="Tabla2.B2" office:value-type="string">
            <text:p text:style-name="P8">getId() getTag() get()setImageResource()</text:p>
            <text:p text:style-name="P8">-----</text:p>
            <text:p text:style-name="P12"><text:span text:style-name="Fuente_20_de_20_párrafo_20_predeter."><text:span text:style-name="T2">(ACTIVITY2)getStringArrayListExtra setColorFilter putExtra</text:span></text:span></text:p>
            <text:p text:style-name="P8"/>
            <text:p text:style-name="P5"/>
          </table:table-cell>
        </table:table-row>
        <table:table-row>
          <table:table-cell table:style-name="Tabla2.A2" office:value-type="string">
            <text:p text:style-name="P5">/u4/…/rittz</text:p>
            <text:p text:style-name="P5">/PING PONG/</text:p>
          </table:table-cell>
          <table:table-cell table:style-name="Tabla2.B2" office:value-type="string">
            <text:p text:style-name="P8">(FRAGMENT PONG) = putString / setArguments / getArguments / generateRandomColor(:103)</text:p>
            <text:p text:style-name="P21">crear boolean para evitar NullPointerException <text:span text:style-name="T18">(FragmentPong :139)</text:span></text:p>
            <text:p text:style-name="P8"/>
            <text:p text:style-name="P5"/>
          </table:table-cell>
        </table:table-row>
        <table:table-row>
          <table:table-cell table:style-name="Tabla2.A2" office:value-type="string">
            <text:p text:style-name="P5">u4/…/rittz</text:p>
            <text:p text:style-name="P6">/FOUR MONSTERS/</text:p>
          </table:table-cell>
          <table:table-cell table:style-name="Tabla2.B2" office:value-type="string">
            <text:p text:style-name="P10">generateRandomMonsterName randomPositionWithinArray </text:p>
            <text:p text:style-name="P10"/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11"/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ext:soft-page-break/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5"/>
          </table:table-cell>
        </table:table-row>
      </table:table>
      <text:p text:style-name="P16"/>
      <text:p text:style-name="P16"/>
      <text:p text:style-name="P5"/>
      <text:p text:style-name="P5"/>
      <text:p text:style-name="P3">Importante: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TML_20_con_20_formato_20_previo" style:display-name="HTML con formato previo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rfc-language-tag-asian="es-ES-u-co-trad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rfc-language-tag-asian="es-ES-u-co-trad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Candara" fo:font-family="Candara" style:font-family-generic="swiss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23-11-27T19:36:00Z</meta:creation-date>
    <dc:date>2023-12-04T13:49:07.331000000</dc:date>
    <meta:editing-cycles>27</meta:editing-cycles>
    <meta:editing-duration>PT3H14M22S</meta:editing-duration>
    <meta:document-statistic meta:table-count="2" meta:image-count="0" meta:object-count="0" meta:page-count="3" meta:paragraph-count="121" meta:word-count="338" meta:character-count="3112" meta:non-whitespace-character-count="2885"/>
    <meta:template xlink:type="simple" xlink:actuate="onRequest" xlink:title="" xlink:href="Normal.dotm"/>
  </office:meta>
</office:document-meta>
</file>